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font-size="12pt" fo:font-weight="normal" officeooo:rsid="004bc647" officeooo:paragraph-rsid="001cc1f1" style:font-size-asian="12pt" style:font-weight-asian="normal" style:font-size-complex="12pt" style:font-weight-complex="normal"/>
    </style:style>
    <style:style style:name="P2" style:family="paragraph" style:parent-style-name="Standard">
      <style:text-properties style:font-name="Liberation Serif" fo:font-size="12pt" fo:font-weight="normal" officeooo:rsid="004a1ede" officeooo:paragraph-rsid="001cc1f1" style:font-size-asian="12pt" style:font-weight-asian="normal" style:font-size-complex="12pt" style:font-weight-complex="normal"/>
    </style:style>
    <style:style style:name="P3" style:family="paragraph" style:parent-style-name="Standard">
      <style:text-properties style:font-name="Liberation Serif" fo:font-size="12pt" fo:font-weight="normal" officeooo:rsid="004e01d1" officeooo:paragraph-rsid="001cc1f1" style:font-size-asian="12pt" style:font-weight-asian="normal" style:font-size-complex="12pt" style:font-weight-complex="normal"/>
    </style:style>
    <style:style style:name="P4" style:family="paragraph" style:parent-style-name="Standard">
      <style:text-properties style:font-name="Liberation Serif" fo:font-size="12pt" fo:font-weight="normal" officeooo:rsid="004fc0aa" officeooo:paragraph-rsid="001cc1f1"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rsid="00510e2f" officeooo:paragraph-rsid="001cc1f1"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1cc1f1"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386841" officeooo:paragraph-rsid="002334c9" style:font-size-asian="12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1cc1f1" officeooo:paragraph-rsid="001cc1f1" style:font-size-asian="12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39345c" officeooo:paragraph-rsid="002334c9" style:font-size-asian="12pt" style:font-weight-asian="normal" style:font-size-complex="12pt" style:font-weight-complex="normal"/>
    </style:style>
    <style:style style:name="P10" style:family="paragraph" style:parent-style-name="Standard">
      <style:text-properties style:font-name="Liberation Serif" fo:font-size="12pt" style:text-underline-style="none" fo:font-weight="bold" officeooo:rsid="0044881c" officeooo:paragraph-rsid="0021de5b" style:font-size-asian="12pt" style:font-weight-asian="bold" style:font-size-complex="12pt" style:font-weight-complex="bold"/>
    </style:style>
    <style:style style:name="P11" style:family="paragraph" style:parent-style-name="Standard">
      <style:text-properties style:font-name="Liberation Serif" fo:font-size="12pt" officeooo:rsid="0040b098" officeooo:paragraph-rsid="0021de5b" style:font-size-asian="12pt" style:font-size-complex="12pt"/>
    </style:style>
    <style:style style:name="P12" style:family="paragraph" style:parent-style-name="Standard">
      <style:text-properties style:font-name="Liberation Serif" fo:font-size="12pt" officeooo:rsid="00429fd1" officeooo:paragraph-rsid="0021de5b" style:font-size-asian="12pt" style:font-size-complex="12pt"/>
    </style:style>
    <style:style style:name="P13" style:family="paragraph" style:parent-style-name="Standard">
      <style:text-properties style:font-name="Liberation Serif" fo:font-size="12pt" officeooo:rsid="00446974" officeooo:paragraph-rsid="0021de5b" style:font-size-asian="12pt" style:font-size-complex="12pt"/>
    </style:style>
    <style:style style:name="P14" style:family="paragraph" style:parent-style-name="Standard">
      <style:text-properties style:font-name="Liberation Serif" fo:font-size="12pt" officeooo:rsid="0044881c" officeooo:paragraph-rsid="0021de5b" style:font-size-asian="12pt" style:font-size-complex="12pt"/>
    </style:style>
    <style:style style:name="P15" style:family="paragraph" style:parent-style-name="Standard">
      <style:text-properties style:font-name="Liberation Serif" fo:font-size="12pt" fo:font-weight="bold" officeooo:rsid="002a7278" officeooo:paragraph-rsid="002334c9"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a4e18" officeooo:paragraph-rsid="002a4e18" style:font-size-asian="12pt" style:font-weight-asian="bold" style:font-size-complex="12pt" style:font-weight-complex="bold"/>
    </style:style>
    <style:style style:name="P17" style:family="paragraph" style:parent-style-name="Standard">
      <style:text-properties officeooo:rsid="00177ffe" officeooo:paragraph-rsid="00164916"/>
    </style:style>
    <style:style style:name="P18" style:family="paragraph" style:parent-style-name="Standard">
      <style:text-properties style:text-underline-style="solid" style:text-underline-width="auto" style:text-underline-color="font-color" fo:font-weight="bold" officeooo:rsid="001947b4" officeooo:paragraph-rsid="001947b4"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75069" officeooo:paragraph-rsid="00275069" style:font-weight-asian="bold" style:font-weight-complex="bold"/>
    </style:style>
    <style:style style:name="P20" style:family="paragraph" style:parent-style-name="Standard">
      <style:text-properties style:text-underline-style="none" fo:font-weight="normal" officeooo:rsid="001947b4" officeooo:paragraph-rsid="001947b4" style:font-weight-asian="normal" style:font-weight-complex="normal"/>
    </style:style>
    <style:style style:name="P21" style:family="paragraph" style:parent-style-name="Standard">
      <style:text-properties style:text-underline-style="none" fo:font-weight="normal" officeooo:rsid="001b0452" officeooo:paragraph-rsid="001b0452" style:font-weight-asian="normal" style:font-weight-complex="normal"/>
    </style:style>
    <style:style style:name="P22" style:family="paragraph" style:parent-style-name="Standard">
      <style:text-properties style:text-underline-style="none" fo:font-weight="normal" officeooo:rsid="001cc1f1" officeooo:paragraph-rsid="001cc1f1" style:font-weight-asian="normal" style:font-weight-complex="normal"/>
    </style:style>
    <style:style style:name="P23" style:family="paragraph" style:parent-style-name="Standard">
      <style:text-properties style:text-underline-style="none" fo:font-weight="normal" officeooo:rsid="001ce14c" officeooo:paragraph-rsid="001ce14c" style:font-weight-asian="normal" style:font-weight-complex="normal"/>
    </style:style>
    <style:style style:name="P24" style:family="paragraph" style:parent-style-name="Standard">
      <style:text-properties style:text-underline-style="none" fo:font-weight="normal" officeooo:rsid="0020d263" officeooo:paragraph-rsid="001ce14c" style:font-weight-asian="normal" style:font-weight-complex="normal"/>
    </style:style>
    <style:style style:name="P25" style:family="paragraph" style:parent-style-name="Standard">
      <style:text-properties style:text-underline-style="none" fo:font-weight="normal" officeooo:rsid="001cf408" officeooo:paragraph-rsid="001cf408" style:font-weight-asian="normal" style:font-weight-complex="normal"/>
    </style:style>
    <style:style style:name="P26" style:family="paragraph" style:parent-style-name="Standard">
      <style:text-properties style:text-underline-style="none" fo:font-weight="normal" officeooo:rsid="001edfdf" officeooo:paragraph-rsid="001edfdf" style:font-weight-asian="normal" style:font-weight-complex="normal"/>
    </style:style>
    <style:style style:name="P27" style:family="paragraph" style:parent-style-name="Standard">
      <style:text-properties style:text-underline-style="none" fo:font-weight="normal" officeooo:rsid="0026f81e" officeooo:paragraph-rsid="0026f81e" style:font-weight-asian="normal" style:font-weight-complex="normal"/>
    </style:style>
    <style:style style:name="P28" style:family="paragraph" style:parent-style-name="Standard">
      <style:text-properties style:text-underline-style="none" fo:font-weight="normal" officeooo:rsid="00275069" officeooo:paragraph-rsid="00275069" style:font-weight-asian="normal" style:font-weight-complex="normal"/>
    </style:style>
    <style:style style:name="P29" style:family="paragraph" style:parent-style-name="Standard">
      <style:text-properties style:text-underline-style="none" fo:font-weight="normal" officeooo:rsid="002500fb" officeooo:paragraph-rsid="00285184" style:font-weight-asian="normal" style:font-weight-complex="normal"/>
    </style:style>
    <style:style style:name="P30" style:family="paragraph" style:parent-style-name="Standard">
      <style:text-properties style:text-underline-style="none" fo:font-weight="normal" officeooo:rsid="00285184" officeooo:paragraph-rsid="00285184" style:font-weight-asian="normal" style:font-weight-complex="normal"/>
    </style:style>
    <style:style style:name="P31" style:family="paragraph" style:parent-style-name="Standard">
      <style:text-properties style:text-underline-style="none" fo:font-weight="bold" officeooo:rsid="001947b4" officeooo:paragraph-rsid="001947b4" style:font-weight-asian="bold" style:font-weight-complex="bold"/>
    </style:style>
    <style:style style:name="P32" style:family="paragraph" style:parent-style-name="Standard">
      <style:text-properties style:text-underline-style="none" fo:font-weight="bold" officeooo:rsid="001b0452" officeooo:paragraph-rsid="001b0452" style:font-weight-asian="bold" style:font-weight-complex="bold"/>
    </style:style>
    <style:style style:name="P33" style:family="paragraph" style:parent-style-name="Standard">
      <style:text-properties style:text-underline-style="none" fo:font-weight="bold" officeooo:rsid="001cc1f1" officeooo:paragraph-rsid="001cc1f1" style:font-weight-asian="bold" style:font-weight-complex="bold"/>
    </style:style>
    <style:style style:name="P34" style:family="paragraph" style:parent-style-name="Standard">
      <style:text-properties style:text-underline-style="none" fo:font-weight="bold" officeooo:rsid="00285184" officeooo:paragraph-rsid="002a4e18" style:font-weight-asian="bold" style:font-weight-complex="bold"/>
    </style:style>
    <style:style style:name="P35" style:family="paragraph" style:parent-style-name="Standard">
      <style:text-properties officeooo:paragraph-rsid="001cc1f1"/>
    </style:style>
    <style:style style:name="P36" style:family="paragraph" style:parent-style-name="Standard">
      <style:text-properties officeooo:paragraph-rsid="001ce14c"/>
    </style:style>
    <style:style style:name="P37" style:family="paragraph" style:parent-style-name="Standard">
      <style:text-properties officeooo:rsid="0020d263" officeooo:paragraph-rsid="001ce14c"/>
    </style:style>
    <style:style style:name="P38" style:family="paragraph" style:parent-style-name="Standard">
      <style:text-properties officeooo:paragraph-rsid="001edfdf"/>
    </style:style>
    <style:style style:name="P39" style:family="paragraph" style:parent-style-name="Standard">
      <style:text-properties officeooo:rsid="001edfdf" officeooo:paragraph-rsid="001edfdf"/>
    </style:style>
    <style:style style:name="P40" style:family="paragraph" style:parent-style-name="Standard">
      <style:text-properties officeooo:rsid="00415df8" officeooo:paragraph-rsid="0021de5b"/>
    </style:style>
    <style:style style:name="P41" style:family="paragraph" style:parent-style-name="Standard">
      <style:text-properties officeooo:paragraph-rsid="0021de5b"/>
    </style:style>
    <style:style style:name="P42" style:family="paragraph" style:parent-style-name="Standard">
      <style:text-properties officeooo:paragraph-rsid="002334c9"/>
    </style:style>
    <style:style style:name="P43" style:family="paragraph" style:parent-style-name="Standard">
      <style:text-properties officeooo:rsid="00275069" officeooo:paragraph-rsid="00275069"/>
    </style:style>
    <style:style style:name="P44" style:family="paragraph" style:parent-style-name="Standard">
      <style:text-properties officeooo:rsid="00285184" officeooo:paragraph-rsid="00285184"/>
    </style:style>
    <style:style style:name="P45" style:family="paragraph" style:parent-style-name="Text_20_body">
      <style:text-properties officeooo:paragraph-rsid="001cc1f1"/>
    </style:style>
    <style:style style:name="P46" style:family="paragraph" style:parent-style-name="Preformatted_20_Text">
      <style:text-properties officeooo:paragraph-rsid="001cc1f1"/>
    </style:style>
    <style:style style:name="T1" style:family="text">
      <style:text-properties style:font-name="Liberation Serif" fo:font-size="12pt" fo:font-weight="normal" style:font-size-asian="12pt" style:font-weight-asian="normal" style:font-size-complex="12pt" style:font-weight-complex="normal"/>
    </style:style>
    <style:style style:name="T2" style:family="text">
      <style:text-properties style:font-name="Liberation Serif" fo:font-size="12pt" fo:font-weight="normal" officeooo:rsid="004a1ede" style:font-size-asian="12pt" style:font-weight-asian="normal" style:font-size-complex="12pt" style:font-weight-complex="normal"/>
    </style:style>
    <style:style style:name="T3" style:family="text">
      <style:text-properties style:font-name="Liberation Serif" fo:font-size="12pt" fo:font-weight="normal" officeooo:rsid="004ce7c7" style:font-size-asian="12pt" style:font-weight-asian="normal" style:font-size-complex="12pt" style:font-weight-complex="normal"/>
    </style:style>
    <style:style style:name="T4" style:family="text">
      <style:text-properties style:font-name="Liberation Serif" fo:font-size="12pt" fo:font-weight="normal" officeooo:rsid="00510e2f" style:font-size-asian="12pt" style:font-weight-asian="normal" style:font-size-complex="12pt" style:font-weight-complex="normal"/>
    </style:style>
    <style:style style:name="T5" style:family="text">
      <style:text-properties style:font-name="Liberation Serif" fo:font-size="12pt" fo:font-weight="normal" officeooo:rsid="0040b098" style:font-size-asian="12pt" style:font-weight-asian="normal" style:font-size-complex="12pt" style:font-weight-complex="normal"/>
    </style:style>
    <style:style style:name="T6" style:family="text">
      <style:text-properties style:font-name="Liberation Serif" fo:font-size="12pt" fo:font-weight="normal" officeooo:rsid="00386841" style:font-size-asian="12pt" style:font-weight-asian="normal" style:font-size-complex="12pt" style:font-weight-complex="normal"/>
    </style:style>
    <style:style style:name="T7" style:family="text">
      <style:text-properties style:font-name="Liberation Serif" fo:font-size="12pt" fo:font-weight="normal" officeooo:rsid="0039345c" style:font-size-asian="12pt" style:font-weight-asian="normal" style:font-size-complex="12pt" style:font-weight-complex="normal"/>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4a1ede" style:font-size-asian="12pt" style:font-size-complex="12pt"/>
    </style:style>
    <style:style style:name="T10" style:family="text">
      <style:text-properties style:font-name="Liberation Serif" fo:font-size="12pt" officeooo:rsid="00429fd1" style:font-size-asian="12pt" style:font-size-complex="12pt"/>
    </style:style>
    <style:style style:name="T11" style:family="text">
      <style:text-properties style:font-name="Liberation Serif" fo:font-size="12pt" officeooo:rsid="0039345c" style:font-size-asian="12pt" style:font-size-complex="12pt"/>
    </style:style>
    <style:style style:name="T12" style:family="text">
      <style:text-properties style:font-name="Liberation Serif" fo:font-size="12pt" style:text-underline-style="none" fo:font-weight="normal" style:font-size-asian="12pt" style:font-weight-asian="normal" style:font-size-complex="12pt" style:font-weight-complex="normal"/>
    </style:style>
    <style:style style:name="T13" style:family="text">
      <style:text-properties style:font-name="Liberation Serif" fo:font-size="12pt" style:text-underline-style="none" fo:font-weight="normal" officeooo:rsid="001ce14c" style:font-size-asian="12pt" style:font-weight-asian="normal" style:font-size-complex="12pt" style:font-weight-complex="normal"/>
    </style:style>
    <style:style style:name="T14" style:family="text">
      <style:text-properties officeooo:rsid="001b0452"/>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officeooo:rsid="0020d263"/>
    </style:style>
    <style:style style:name="T17" style:family="text">
      <style:text-properties officeooo:rsid="001ce14c"/>
    </style:style>
    <style:style style:name="T18" style:family="text">
      <style:text-properties style:text-underline-style="none" fo:font-weight="normal" officeooo:rsid="001edfdf" style:font-weight-asian="normal" style:font-weight-complex="normal"/>
    </style:style>
    <style:style style:name="T19" style:family="text">
      <style:text-properties style:text-underline-style="none" fo:font-weight="normal" officeooo:rsid="001cc1f1" style:font-weight-asian="normal" style:font-weight-complex="normal"/>
    </style:style>
    <style:style style:name="T20" style:family="text">
      <style:text-properties style:text-underline-style="none" officeooo:rsid="001cc1f1"/>
    </style:style>
    <style:style style:name="T21" style:family="text">
      <style:text-properties officeooo:rsid="002089cf"/>
    </style:style>
    <style:style style:name="T22" style:family="text">
      <style:text-properties fo:font-weight="normal" style:font-weight-asian="normal" style:font-weight-complex="normal"/>
    </style:style>
    <style:style style:name="T23" style:family="text">
      <style:text-properties fo:font-weight="normal" officeooo:rsid="00369a68" style:font-weight-asian="normal" style:font-weight-complex="normal"/>
    </style:style>
    <style:style style:name="T24" style:family="text">
      <style:text-properties fo:font-weight="normal" officeooo:rsid="002a4e18"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2334c9" style:font-weight-asian="bold" style:font-weight-complex="bold"/>
    </style:style>
    <style:style style:name="T27" style:family="text">
      <style:text-properties officeooo:rsid="0026f81e"/>
    </style:style>
    <style:style style:name="T28" style:family="text">
      <style:text-properties officeooo:rsid="002a4e1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SO FIRST FRAME BROAD STEPS</text:p>
      <text:p text:style-name="P18"/>
      <text:p text:style-name="P31">1. Set up <text:span text:style-name="T14">one</text:span> RMQ node<text:span text:style-name="T14"> first</text:span></text:p>
      <text:p text:style-name="P30"><text:span text:style-name="T8">Link: https://www.safaribooksonline.com/library/view/rabbitmq-cookbook/9781849516501/ch10s02.html</text:span></text:p>
      <text:p text:style-name="P22"><text:span text:style-name="T9"/></text:p>
      <text:p text:style-name="P22"><text:span text:style-name="T9">1. Log in to AWS and go to the EC2 console.</text:span></text:p>
      <text:p text:style-name="P35"><text:span text:style-name="T2">2. </text:span><text:span text:style-name="T8">Choose a region, for example, Northern Virginia, from the available regions:</text:span></text:p>
      <text:p text:style-name="P2">3. Create a key pair to use in these examples, by navigating to Network &amp; Security | Key Pairs | <text:span text:style-name="T27"><text:tab/></text:span>Create Key Pair:</text:p>
      <text:p text:style-name="P1"><text:tab/>Type in key pair name as rabbitmqkey</text:p>
      <text:p text:style-name="P45"><text:span text:style-name="T3">The browser will automatically download the </text:span><text:span text:style-name="Source_20_Text"><text:span text:style-name="T3">rabbitmqkey.pem</text:span></text:span><text:span text:style-name="T3"> file, which contains the private key.</text:span></text:p>
      <text:p text:style-name="P45"><text:span text:style-name="T3">4. </text:span><text:span text:style-name="T1">You need</text:span><text:bookmark text:name="id458"/><text:span text:style-name="T1"> to change the permission of the </text:span><text:span text:style-name="Source_20_Text"><text:span text:style-name="T15">rabbitmqkey.pem</text:span></text:span><text:span text:style-name="T1"> file by </text:span><text:bookmark text:name="id459"/><text:span text:style-name="T1">executing the following command:</text:span><text:span text:style-name="T3"><text:tab/></text:span></text:p>
      <text:p text:style-name="P46"><text:span text:style-name="Strong_20_Emphasis"><text:span text:style-name="T3"><text:tab/></text:span></text:span><text:span text:style-name="Strong_20_Emphasis"><text:span text:style-name="T1">chmod 400 rabbitmqkey.pem</text:span></text:span></text:p>
      <text:p text:style-name="P6"/>
      <text:p text:style-name="P3">5. Create your security group by navigating to Network &amp; Security | Security Groups | Create Security Group:</text:p>
      <text:p text:style-name="P4">6. ADD following ports <text:s/>to RMQ security group</text:p>
      <text:p text:style-name="P4"><text:tab/>22 SSH<text:tab/>5672 RMQ<text:tab/>15672<text:tab/>manag. UI</text:p>
      <text:p text:style-name="P5">7. Connect via SSH to the instance using <text:s/>command:</text:p>
      <text:p text:style-name="P35"><text:span text:style-name="T4"><text:tab/></text:span><text:span text:style-name="T1">ssh -i rabbitmqkey.pemubuntu@[public DNS instance]</text:span></text:p>
      <text:p text:style-name="P8">8. Install RabbitMQ</text:p>
      <text:p text:style-name="P8"><text:tab/><text:span text:style-name="T16">sudo apt-get install rabbitmq-server</text:span></text:p>
      <text:p text:style-name="P8">9. Install Rabbit MQ web management console</text:p>
      <text:p text:style-name="P36"><text:span text:style-name="T13"><text:tab/>sudo </text:span>rabbitmq-plugins enable rabbitmq_management</text:p>
      <text:p text:style-name="P8">10. Restart RabbitMQ</text:p>
      <text:p text:style-name="P23"><text:tab/><text:span text:style-name="T16">$ sudo rabbitmqctl stop_app</text:span></text:p>
      <text:p text:style-name="P37"><text:span text:style-name="T17"><text:tab/></text:span>$ sudo rabbitmqctl reset</text:p>
      <text:p text:style-name="P37"><text:span text:style-name="T17"><text:tab/></text:span>$ sudo rabbitmqctl start_app</text:p>
      <text:p text:style-name="P24"/>
      <text:p text:style-name="P21"/>
      <text:p text:style-name="P32">2. Make this node as the master AMI.</text:p>
      <text:p text:style-name="P30">Link: https://www.safaribooksonline.com/library/view/rabbitmq-cookbook/9781849516501/ch10s03.html</text:p>
      <text:p text:style-name="P30"/>
      <text:p text:style-name="P25">1. Open the EC2 console.</text:p>
      <text:p text:style-name="P26">2. Select your RabbitMQ instance.</text:p>
      <text:p text:style-name="P38"><text:span text:style-name="T18">3. </text:span>From the <text:span text:style-name="Strong_20_Emphasis">Action</text:span> menu, select the <text:span text:style-name="Strong_20_Emphasis">Create Image</text:span> entry. It opens a form </text:p>
      <text:p text:style-name="P39"><text:tab/>ID should be self generated.</text:p>
      <text:p text:style-name="P39"><text:tab/>Let image name be RabbitMQMaster</text:p>
      <text:p text:style-name="P39">4. <text:span text:style-name="T19">Go to </text:span><text:span text:style-name="Strong_20_Emphasis"><text:span text:style-name="T20">EC2 Console</text:span></text:span><text:span text:style-name="T19"> | </text:span><text:span text:style-name="Strong_20_Emphasis"><text:span text:style-name="T20">Images</text:span></text:span><text:span text:style-name="T19"> | </text:span><text:span text:style-name="Strong_20_Emphasis"><text:span text:style-name="T20">AMIs</text:span></text:span><text:span text:style-name="T19"> to check your image. After it's completed, you can launch other instances cloned from the master.</text:span></text:p>
      <text:p text:style-name="P27"/>
      <text:p text:style-name="P33">3. Create other nodes using this master node as those other nodes will have same erlang cookie, and <text:span text:style-name="T27">yo</text:span>u won't need to install RMQ again.</text:p>
      <text:p text:style-name="P28"><text:span text:style-name="T28">\</text:span>After this step return back to the master node and mirror the master queue across all other nodes.</text:p>
      <text:p text:style-name="P29">sudo rabbitmqctl set_policy ha-all "" '{"ha-mode":"all","ha-sync-mode":"automatic"}'</text:p>
      <text:p text:style-name="P31"/>
      <text:p text:style-name="P31"/>
      <text:p text:style-name="P31"><text:soft-page-break/><text:span text:style-name="T21">4</text:span>. Set up a cluster of these nodes in a VPC</text:p>
      <text:p text:style-name="P34">Link:<text:span text:style-name="T28"> </text:span><text:span text:style-name="T24">https://www.safaribooksonline.com/library/view/rabbitmq-cookbook/9781849516501/ch10s04.html</text:span></text:p>
      <text:p text:style-name="P41"><text:span text:style-name="T5"/></text:p>
      <text:p text:style-name="P41"><text:span text:style-name="T5">1. </text:span><text:span text:style-name="T8">Open the AWS console and go to the VPC dashboard.</text:span></text:p>
      <text:p text:style-name="P11">2. Create your VPC, follow the wizard, and select the second option, which reads VPC with private and public subnets.</text:p>
      <text:p text:style-name="P40"><text:span text:style-name="T8">3. Open the SSH port on the private subnet Security Group to allow the connection from the EC2 NAT instance (that is, the AMI gateway in the previous screenshot)</text:span><text:span text:style-name="T10">.</text:span></text:p>
      <text:p text:style-name="P12">4. Copy your key pair to the EC2 NAT instance using the following command:</text:p>
      <text:p text:style-name="P12"><text:tab/>scp -i rabbitmqkey.pem rabbitmqkey.pem ec2-user@yourstaticip:/tmp</text:p>
      <text:p text:style-name="P12"><text:s text:c="5"/>Store the key locally.</text:p>
      <text:p text:style-name="P13">5. Launch two RabbitMQ instances from your image repository.</text:p>
      <text:p text:style-name="P13"/>
      <text:p text:style-name="P14">To create a RabbitMQ cluster on AWS, you can use two public EC2 instances, but we prefer to use a VPC to protect the instances. The VPC ensures the right security and contains some important features to easily create a cluster:</text:p>
      <text:p text:style-name="P10"/>
      <text:p text:style-name="P20"><text:span text:style-name="T26">5</text:span><text:span text:style-name="T25">. After setting a VPC, you need to use an ELB to finally form a LB to divert traffic to your nodes</text:span>.</text:p>
      <text:p text:style-name="P16"><text:span text:style-name="T23">L</text:span><text:span text:style-name="T22">ink: https://www.safaribooksonline.com/library/view/rabbitmq-cookbook/9781849516501/ch10s05.html</text:span></text:p>
      <text:p text:style-name="P16"><text:span text:style-name="T22"/></text:p>
      <text:p text:style-name="P15"><text:span text:style-name="T23">1. </text:span><text:span text:style-name="T22">Open the EC2 console and select </text:span><text:span text:style-name="Strong_20_Emphasis"><text:span text:style-name="T22">Load Balancers</text:span></text:span><text:span text:style-name="T22">, and on the left pane click on </text:span><text:span text:style-name="Strong_20_Emphasis"><text:span text:style-name="T22">Create a load balancer</text:span></text:span><text:span text:style-name="T22">.</text:span></text:p>
      <text:p text:style-name="P42"><text:span text:style-name="T6">2. </text:span><text:span text:style-name="T22">Create a load balancer for your VPC.</text:span></text:p>
      <text:p text:style-name="P7">3. Choose ports</text:p>
      <text:p text:style-name="P7"><text:tab/>1. 5672 (RMQ broker port)</text:p>
      <text:p text:style-name="P7"><text:tab/>2. 15672 (web management port)</text:p>
      <text:p text:style-name="P7">4. Configure the health check using the 5672 port.</text:p>
      <text:p text:style-name="P42"><text:span text:style-name="T6">5. </text:span><text:span text:style-name="T1">Wait for a few minutes for the creation of the load balancer.</text:span></text:p>
      <text:p text:style-name="P42"><text:span text:style-name="T6">6. </text:span><text:span text:style-name="T7">Use the load balance url</text:span></text:p>
      <text:p text:style-name="P43"><text:span text:style-name="T7"/></text:p>
      <text:p text:style-name="P43"><text:span text:style-name="T7"/></text:p>
      <text:p text:style-name="P19"><text:span text:style-name="T11">H</text:span><text:span text:style-name="T8">ow Load Balancers help RabbitMQ:</text:span></text:p>
      <text:p text:style-name="P19"><text:span text:style-name="T12"/></text:p>
      <text:p text:style-name="P44"><text:span text:style-name="T7">L</text:span><text:span text:style-name="T1">oad balancers only help in detecting whether a particular RMQ is active or not, and in case it is not, it is never sent any tasks. ELB always follows RR scheduling algorithm to rotate tasks. If a task is sent to a slave node, it won't get executed there, but would be redirected to the current master node, to be enqueued in its queue. This way, tasks only get enqueued in the master queue, and also get mirrored to the slave queues.</text:span></text:p>
      <text:p text:style-name="P43"><text:span text:style-name="T7"/></text:p>
      <text:p text:style-name="P44"><text:span text:style-name="T7">L</text:span><text:span text:style-name="T1">ink to detailed Explanation : <text:s/>https://insidethecpu.com/2014/11/17/load-balancing-a-rabbitmq-cluster/</text:span></text:p>
      <text:p text:style-name="P43"><text:span text:style-name="T7"/></text:p>
      <text:p text:style-name="P43"><text:span text:style-name="T7"/></text:p>
      <text:p text:style-name="P43"><text:span text:style-name="T7"/></text:p>
      <text:p text:style-name="P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1:06:55.053740392</meta:creation-date>
    <meta:generator>LibreOffice/5.1.4.2$Linux_X86_64 LibreOffice_project/10m0$Build-2</meta:generator>
    <dc:date>2017-02-07T12:25:31.665618684</dc:date>
    <meta:editing-duration>PT56M30S</meta:editing-duration>
    <meta:editing-cycles>14</meta:editing-cycles>
    <meta:document-statistic meta:table-count="0" meta:image-count="0" meta:object-count="0" meta:page-count="2" meta:paragraph-count="57" meta:word-count="629" meta:character-count="4008" meta:non-whitespace-character-count="3411"/>
  </office:meta>
</office:document-meta>
</file>